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6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mponente</text:p>
          </table:table-cell>
          <table:table-cell office:value-type="string" calcext:value-type="string">
            <text:p>C/u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oste total</text:p>
          </table:table-cell>
        </table:table-row>
        <table:table-row table:style-name="ro1">
          <table:table-cell office:value-type="string" calcext:value-type="string">
            <text:p>Batería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3u3</text:p>
          </table:table-cell>
          <table:table-cell office:value-type="float" office:value="0.014154" calcext:value-type="float">
            <text:p>0,014154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0.042462" calcext:value-type="float">
            <text:p>0,042462</text:p>
          </table:table-cell>
        </table:table-row>
        <table:table-row table:style-name="ro1">
          <table:table-cell office:value-type="string" calcext:value-type="string">
            <text:p>C10u</text:p>
          </table:table-cell>
          <table:table-cell office:value-type="float" office:value="0.006517" calcext:value-type="float">
            <text:p>0,006517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0.006517" calcext:value-type="float">
            <text:p>0,006517</text:p>
          </table:table-cell>
        </table:table-row>
        <table:table-row table:style-name="ro1">
          <table:table-cell office:value-type="string" calcext:value-type="string">
            <text:p>C10n</text:p>
          </table:table-cell>
          <table:table-cell office:value-type="float" office:value="0.003032" calcext:value-type="float">
            <text:p>0,003032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0.01516" calcext:value-type="float">
            <text:p>0,01516</text:p>
          </table:table-cell>
        </table:table-row>
        <table:table-row table:style-name="ro1">
          <table:table-cell office:value-type="string" calcext:value-type="string">
            <text:p>C22u</text:p>
          </table:table-cell>
          <table:table-cell office:value-type="float" office:value="0.015167" calcext:value-type="float">
            <text:p>0,015167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0.015167" calcext:value-type="float">
            <text:p>0,015167</text:p>
          </table:table-cell>
        </table:table-row>
        <table:table-row table:style-name="ro1">
          <table:table-cell office:value-type="string" calcext:value-type="string">
            <text:p>C100n</text:p>
          </table:table-cell>
          <table:table-cell office:value-type="float" office:value="0.001185" calcext:value-type="float">
            <text:p>0,001185</text:p>
          </table:table-cell>
          <table:table-cell office:value-type="float" office:value="13" calcext:value-type="float">
            <text:p>13</text:p>
          </table:table-cell>
          <table:table-cell table:formula="of:=[.B7]*[.C7]" office:value-type="float" office:value="0.015405" calcext:value-type="float">
            <text:p>0,015405</text:p>
          </table:table-cell>
        </table:table-row>
        <table:table-row table:style-name="ro1">
          <table:table-cell office:value-type="string" calcext:value-type="string">
            <text:p>C220u</text:p>
          </table:table-cell>
          <table:table-cell office:value-type="float" office:value="0.029284" calcext:value-type="float">
            <text:p>0,029284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0.058568" calcext:value-type="float">
            <text:p>0,058568</text:p>
          </table:table-cell>
        </table:table-row>
        <table:table-row table:style-name="ro1">
          <table:table-cell office:value-type="string" calcext:value-type="string">
            <text:p>C82p</text:p>
          </table:table-cell>
          <table:table-cell office:value-type="float" office:value="0.004991" calcext:value-type="float">
            <text:p>0,004991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0.009982" calcext:value-type="float">
            <text:p>0,009982</text:p>
          </table:table-cell>
        </table:table-row>
        <table:table-row table:style-name="ro1">
          <table:table-cell office:value-type="string" calcext:value-type="string">
            <text:p>C22p</text:p>
          </table:table-cell>
          <table:table-cell office:value-type="float" office:value="0.002725" calcext:value-type="float">
            <text:p>0,002725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0.002725" calcext:value-type="float">
            <text:p>0,002725</text:p>
          </table:table-cell>
        </table:table-row>
        <table:table-row table:style-name="ro1">
          <table:table-cell office:value-type="string" calcext:value-type="string">
            <text:p>C47u</text:p>
          </table:table-cell>
          <table:table-cell office:value-type="float" office:value="0.562121" calcext:value-type="float">
            <text:p>0,562121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0.562121" calcext:value-type="float">
            <text:p>0,562121</text:p>
          </table:table-cell>
        </table:table-row>
        <table:table-row table:style-name="ro1">
          <table:table-cell office:value-type="string" calcext:value-type="string">
            <text:p>C20p</text:p>
          </table:table-cell>
          <table:table-cell office:value-type="float" office:value="0.004615" calcext:value-type="float">
            <text:p>0,004615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0.00923" calcext:value-type="float">
            <text:p>0,00923</text:p>
          </table:table-cell>
        </table:table-row>
        <table:table-row table:style-name="ro1">
          <table:table-cell office:value-type="string" calcext:value-type="string">
            <text:p>C1u</text:p>
          </table:table-cell>
          <table:table-cell office:value-type="float" office:value="0.00905" calcext:value-type="float">
            <text:p>0,00905</text:p>
          </table:table-cell>
          <table:table-cell office:value-type="float" office:value="3" calcext:value-type="float">
            <text:p>3</text:p>
          </table:table-cell>
          <table:table-cell table:formula="of:=[.B13]*[.C13]" office:value-type="float" office:value="0.02715" calcext:value-type="float">
            <text:p>0,02715</text:p>
          </table:table-cell>
        </table:table-row>
        <table:table-row table:style-name="ro1">
          <table:table-cell office:value-type="string" calcext:value-type="string">
            <text:p>SS34A</text:p>
          </table:table-cell>
          <table:table-cell office:value-type="float" office:value="0.02062" calcext:value-type="float">
            <text:p>0,02062</text:p>
          </table:table-cell>
          <table:table-cell office:value-type="float" office:value="4" calcext:value-type="float">
            <text:p>4</text:p>
          </table:table-cell>
          <table:table-cell table:formula="of:=[.B14]*[.C14]" office:value-type="float" office:value="0.08248" calcext:value-type="float">
            <text:p>0,08248</text:p>
          </table:table-cell>
        </table:table-row>
        <table:table-row table:style-name="ro1">
          <table:table-cell office:value-type="string" calcext:value-type="string">
            <text:p>ZMM4V7</text:p>
          </table:table-cell>
          <table:table-cell office:value-type="float" office:value="0.013293" calcext:value-type="float">
            <text:p>0,013293</text:p>
          </table:table-cell>
          <table:table-cell office:value-type="float" office:value="6" calcext:value-type="float">
            <text:p>6</text:p>
          </table:table-cell>
          <table:table-cell table:formula="of:=[.B15]*[.C15]" office:value-type="float" office:value="0.079758" calcext:value-type="float">
            <text:p>0,079758</text:p>
          </table:table-cell>
        </table:table-row>
        <table:table-row table:style-name="ro1">
          <table:table-cell office:value-type="string" calcext:value-type="string">
            <text:p>SL1210400</text:p>
          </table:table-cell>
          <table:table-cell office:value-type="float" office:value="0.117855" calcext:value-type="float">
            <text:p>0,117855</text:p>
          </table:table-cell>
          <table:table-cell office:value-type="float" office:value="4" calcext:value-type="float">
            <text:p>4</text:p>
          </table:table-cell>
          <table:table-cell table:formula="of:=[.B16]*[.C16]" office:value-type="float" office:value="0.47142" calcext:value-type="float">
            <text:p>0,47142</text:p>
          </table:table-cell>
        </table:table-row>
        <table:table-row table:style-name="ro1">
          <table:table-cell office:value-type="string" calcext:value-type="string">
            <text:p>µ usb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µ sd</text:p>
          </table:table-cell>
          <table:table-cell office:value-type="float" office:value="0.178788" calcext:value-type="float">
            <text:p>0,178788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0.178788" calcext:value-type="float">
            <text:p>0,178788</text:p>
          </table:table-cell>
        </table:table-row>
        <table:table-row table:style-name="ro1">
          <table:table-cell office:value-type="string" calcext:value-type="string">
            <text:p>L4u7</text:p>
          </table:table-cell>
          <table:table-cell office:value-type="float" office:value="0.121212" calcext:value-type="float">
            <text:p>0,121212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float" office:value="0.121212" calcext:value-type="float">
            <text:p>0,121212</text:p>
          </table:table-cell>
        </table:table-row>
        <table:table-row table:style-name="ro1">
          <table:table-cell office:value-type="string" calcext:value-type="string">
            <text:p>FS8205A</text:p>
          </table:table-cell>
          <table:table-cell office:value-type="float" office:value="0.159091" calcext:value-type="float">
            <text:p>0,159091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float" office:value="0.159091" calcext:value-type="float">
            <text:p>0,159091</text:p>
          </table:table-cell>
        </table:table-row>
        <table:table-row table:style-name="ro1">
          <table:table-cell office:value-type="string" calcext:value-type="string">
            <text:p>2n7002k</text:p>
          </table:table-cell>
          <table:table-cell office:value-type="float" office:value="0.012032" calcext:value-type="float">
            <text:p>0,012032</text:p>
          </table:table-cell>
          <table:table-cell office:value-type="float" office:value="2" calcext:value-type="float">
            <text:p>2</text:p>
          </table:table-cell>
          <table:table-cell table:formula="of:=[.B21]*[.C21]" office:value-type="float" office:value="0.024064" calcext:value-type="float">
            <text:p>0,024064</text:p>
          </table:table-cell>
        </table:table-row>
        <table:table-row table:style-name="ro1">
          <table:table-cell office:value-type="string" calcext:value-type="string">
            <text:p>s8050</text:p>
          </table:table-cell>
          <table:table-cell office:value-type="float" office:value="0.007317" calcext:value-type="float">
            <text:p>0,007317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0.014634" calcext:value-type="float">
            <text:p>0,014634</text:p>
          </table:table-cell>
        </table:table-row>
        <table:table-row table:style-name="ro1">
          <table:table-cell office:value-type="string" calcext:value-type="string">
            <text:p>ao3415</text:p>
          </table:table-cell>
          <table:table-cell office:value-type="float" office:value="0.082795" calcext:value-type="float">
            <text:p>0,082795</text:p>
          </table:table-cell>
          <table:table-cell office:value-type="float" office:value="2" calcext:value-type="float">
            <text:p>2</text:p>
          </table:table-cell>
          <table:table-cell table:formula="of:=[.B23]*[.C23]" office:value-type="float" office:value="0.16559" calcext:value-type="float">
            <text:p>0,16559</text:p>
          </table:table-cell>
        </table:table-row>
        <table:table-row table:style-name="ro1">
          <table:table-cell office:value-type="string" calcext:value-type="string">
            <text:p>ap2300</text:p>
          </table:table-cell>
          <table:table-cell office:value-type="float" office:value="0.030629" calcext:value-type="float">
            <text:p>0,030629</text:p>
          </table:table-cell>
          <table:table-cell office:value-type="float" office:value="2" calcext:value-type="float">
            <text:p>2</text:p>
          </table:table-cell>
          <table:table-cell table:formula="of:=[.B24]*[.C24]" office:value-type="float" office:value="0.061258" calcext:value-type="float">
            <text:p>0,061258</text:p>
          </table:table-cell>
        </table:table-row>
        <table:table-row table:style-name="ro1">
          <table:table-cell office:value-type="string" calcext:value-type="string">
            <text:p>L15u</text:p>
          </table:table-cell>
          <table:table-cell office:value-type="float" office:value="0.089557" calcext:value-type="float">
            <text:p>0,089557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0.179114" calcext:value-type="float">
            <text:p>0,179114</text:p>
          </table:table-cell>
        </table:table-row>
        <table:table-row table:style-name="ro1">
          <table:table-cell office:value-type="string" calcext:value-type="string">
            <text:p>R100</text:p>
          </table:table-cell>
          <table:table-cell office:value-type="float" office:value="0.000692" calcext:value-type="float">
            <text:p>0,000692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0.001384" calcext:value-type="float">
            <text:p>0,001384</text:p>
          </table:table-cell>
        </table:table-row>
        <table:table-row table:style-name="ro1">
          <table:table-cell office:value-type="string" calcext:value-type="string">
            <text:p>r62</text:p>
          </table:table-cell>
          <table:table-cell office:value-type="float" office:value="0.000637" calcext:value-type="float">
            <text:p>0,000637</text:p>
          </table:table-cell>
          <table:table-cell office:value-type="float" office:value="2" calcext:value-type="float">
            <text:p>2</text:p>
          </table:table-cell>
          <table:table-cell table:formula="of:=[.B27]*[.C27]" office:value-type="float" office:value="0.001274" calcext:value-type="float">
            <text:p>0,001274</text:p>
          </table:table-cell>
        </table:table-row>
        <table:table-row table:style-name="ro1">
          <table:table-cell office:value-type="string" calcext:value-type="string">
            <text:p>r2k</text:p>
          </table:table-cell>
          <table:table-cell office:value-type="float" office:value="0.000769" calcext:value-type="float">
            <text:p>0,000769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float" office:value="0.000769" calcext:value-type="float">
            <text:p>0,000769</text:p>
          </table:table-cell>
        </table:table-row>
        <table:table-row table:style-name="ro1">
          <table:table-cell office:value-type="string" calcext:value-type="string">
            <text:p>r330</text:p>
          </table:table-cell>
          <table:table-cell office:value-type="float" office:value="0.000665" calcext:value-type="float">
            <text:p>0,000665</text:p>
          </table:table-cell>
          <table:table-cell office:value-type="float" office:value="2" calcext:value-type="float">
            <text:p>2</text:p>
          </table:table-cell>
          <table:table-cell table:formula="of:=[.B29]*[.C29]" office:value-type="float" office:value="0.00133" calcext:value-type="float">
            <text:p>0,00133</text:p>
          </table:table-cell>
        </table:table-row>
        <table:table-row table:style-name="ro1">
          <table:table-cell office:value-type="string" calcext:value-type="string">
            <text:p>r10k</text:p>
          </table:table-cell>
          <table:table-cell office:value-type="float" office:value="0.000696" calcext:value-type="float">
            <text:p>0,000696</text:p>
          </table:table-cell>
          <table:table-cell office:value-type="float" office:value="9" calcext:value-type="float">
            <text:p>9</text:p>
          </table:table-cell>
          <table:table-cell table:formula="of:=[.B30]*[.C30]" office:value-type="float" office:value="0.006264" calcext:value-type="float">
            <text:p>0,006264</text:p>
          </table:table-cell>
        </table:table-row>
        <table:table-row table:style-name="ro1">
          <table:table-cell office:value-type="string" calcext:value-type="string">
            <text:p>r100k</text:p>
          </table:table-cell>
          <table:table-cell office:value-type="float" office:value="0.000885" calcext:value-type="float">
            <text:p>0,000885</text:p>
          </table:table-cell>
          <table:table-cell office:value-type="float" office:value="14" calcext:value-type="float">
            <text:p>14</text:p>
          </table:table-cell>
          <table:table-cell table:formula="of:=[.B31]*[.C31]" office:value-type="float" office:value="0.01239" calcext:value-type="float">
            <text:p>0,01239</text:p>
          </table:table-cell>
        </table:table-row>
        <table:table-row table:style-name="ro1">
          <table:table-cell office:value-type="string" calcext:value-type="string">
            <text:p>r31k6</text:p>
          </table:table-cell>
          <table:table-cell office:value-type="float" office:value="0.000784" calcext:value-type="float">
            <text:p>0,000784</text:p>
          </table:table-cell>
          <table:table-cell office:value-type="float" office:value="1" calcext:value-type="float">
            <text:p>1</text:p>
          </table:table-cell>
          <table:table-cell table:formula="of:=[.B32]*[.C32]" office:value-type="float" office:value="0.000784" calcext:value-type="float">
            <text:p>0,000784</text:p>
          </table:table-cell>
        </table:table-row>
        <table:table-row table:style-name="ro1">
          <table:table-cell office:value-type="string" calcext:value-type="string">
            <text:p>R50m</text:p>
          </table:table-cell>
          <table:table-cell office:value-type="float" office:value="0.011421" calcext:value-type="float">
            <text:p>0,011421</text:p>
          </table:table-cell>
          <table:table-cell office:value-type="float" office:value="2" calcext:value-type="float">
            <text:p>2</text:p>
          </table:table-cell>
          <table:table-cell table:formula="of:=[.B33]*[.C33]" office:value-type="float" office:value="0.022842" calcext:value-type="float">
            <text:p>0,022842</text:p>
          </table:table-cell>
        </table:table-row>
        <table:table-row table:style-name="ro1">
          <table:table-cell office:value-type="string" calcext:value-type="string">
            <text:p>r16k9</text:p>
          </table:table-cell>
          <table:table-cell office:value-type="float" office:value="0.000878" calcext:value-type="float">
            <text:p>0,000878</text:p>
          </table:table-cell>
          <table:table-cell office:value-type="float" office:value="1" calcext:value-type="float">
            <text:p>1</text:p>
          </table:table-cell>
          <table:table-cell table:formula="of:=[.B34]*[.C34]" office:value-type="float" office:value="0.000878" calcext:value-type="float">
            <text:p>0,000878</text:p>
          </table:table-cell>
        </table:table-row>
        <table:table-row table:style-name="ro1">
          <table:table-cell office:value-type="string" calcext:value-type="string">
            <text:p>r1k2</text:p>
          </table:table-cell>
          <table:table-cell office:value-type="float" office:value="0.000643" calcext:value-type="float">
            <text:p>0,000643</text:p>
          </table:table-cell>
          <table:table-cell office:value-type="float" office:value="6" calcext:value-type="float">
            <text:p>6</text:p>
          </table:table-cell>
          <table:table-cell table:formula="of:=[.B35]*[.C35]" office:value-type="float" office:value="0.003858" calcext:value-type="float">
            <text:p>0,003858</text:p>
          </table:table-cell>
        </table:table-row>
        <table:table-row table:style-name="ro1">
          <table:table-cell office:value-type="string" calcext:value-type="string">
            <text:p>r200k</text:p>
          </table:table-cell>
          <table:table-cell office:value-type="float" office:value="0.000796" calcext:value-type="float">
            <text:p>0,000796</text:p>
          </table:table-cell>
          <table:table-cell office:value-type="float" office:value="18" calcext:value-type="float">
            <text:p>18</text:p>
          </table:table-cell>
          <table:table-cell table:formula="of:=[.B36]*[.C36]" office:value-type="float" office:value="0.014328" calcext:value-type="float">
            <text:p>0,014328</text:p>
          </table:table-cell>
        </table:table-row>
        <table:table-row table:style-name="ro1">
          <table:table-cell office:value-type="string" calcext:value-type="string">
            <text:p>r63k4</text:p>
          </table:table-cell>
          <table:table-cell office:value-type="float" office:value="0.000828" calcext:value-type="float">
            <text:p>0,000828</text:p>
          </table:table-cell>
          <table:table-cell office:value-type="float" office:value="6" calcext:value-type="float">
            <text:p>6</text:p>
          </table:table-cell>
          <table:table-cell table:formula="of:=[.B37]*[.C37]" office:value-type="float" office:value="0.004968" calcext:value-type="float">
            <text:p>0,004968</text:p>
          </table:table-cell>
        </table:table-row>
        <table:table-row table:style-name="ro1">
          <table:table-cell office:value-type="string" calcext:value-type="string">
            <text:p>r1M</text:p>
          </table:table-cell>
          <table:table-cell office:value-type="float" office:value="0.000638" calcext:value-type="float">
            <text:p>0,000638</text:p>
          </table:table-cell>
          <table:table-cell office:value-type="float" office:value="2" calcext:value-type="float">
            <text:p>2</text:p>
          </table:table-cell>
          <table:table-cell table:formula="of:=[.B38]*[.C38]" office:value-type="float" office:value="0.001276" calcext:value-type="float">
            <text:p>0,001276</text:p>
          </table:table-cell>
        </table:table-row>
        <table:table-row table:style-name="ro1">
          <table:table-cell office:value-type="string" calcext:value-type="string">
            <text:p>pot 200k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0.380303" calcext:value-type="float">
            <text:p>0,380303</text:p>
          </table:table-cell>
          <table:table-cell office:value-type="float" office:value="1" calcext:value-type="float">
            <text:p>1</text:p>
          </table:table-cell>
          <table:table-cell table:formula="of:=[.B40]*[.C40]" office:value-type="float" office:value="0.380303" calcext:value-type="float">
            <text:p>0,380303</text:p>
          </table:table-cell>
        </table:table-row>
        <table:table-row table:style-name="ro1">
          <table:table-cell office:value-type="string" calcext:value-type="string">
            <text:p>lora</text:p>
          </table:table-cell>
          <table:table-cell office:value-type="float" office:value="5.45" calcext:value-type="float">
            <text:p>5,45</text:p>
          </table:table-cell>
          <table:table-cell office:value-type="float" office:value="1" calcext:value-type="float">
            <text:p>1</text:p>
          </table:table-cell>
          <table:table-cell table:formula="of:=[.B41]*[.C41]" office:value-type="float" office:value="5.45" calcext:value-type="float">
            <text:p>5,45</text:p>
          </table:table-cell>
        </table:table-row>
        <table:table-row table:style-name="ro1">
          <table:table-cell office:value-type="string" calcext:value-type="string">
            <text:p>hy2213</text:p>
          </table:table-cell>
          <table:table-cell office:value-type="float" office:value="0.082481" calcext:value-type="float">
            <text:p>0,082481</text:p>
          </table:table-cell>
          <table:table-cell office:value-type="float" office:value="2" calcext:value-type="float">
            <text:p>2</text:p>
          </table:table-cell>
          <table:table-cell table:formula="of:=[.B42]*[.C42]" office:value-type="float" office:value="0.164962" calcext:value-type="float">
            <text:p>0,164962</text:p>
          </table:table-cell>
        </table:table-row>
        <table:table-row table:style-name="ro1">
          <table:table-cell office:value-type="string" calcext:value-type="string">
            <text:p>hy2120</text:p>
          </table:table-cell>
          <table:table-cell office:value-type="float" office:value="0.151833" calcext:value-type="float">
            <text:p>0,151833</text:p>
          </table:table-cell>
          <table:table-cell office:value-type="float" office:value="1" calcext:value-type="float">
            <text:p>1</text:p>
          </table:table-cell>
          <table:table-cell table:formula="of:=[.B43]*[.C43]" office:value-type="float" office:value="0.151833" calcext:value-type="float">
            <text:p>0,151833</text:p>
          </table:table-cell>
        </table:table-row>
        <table:table-row table:style-name="ro1">
          <table:table-cell office:value-type="string" calcext:value-type="string">
            <text:p>sgm3204</text:p>
          </table:table-cell>
          <table:table-cell office:value-type="float" office:value="0.363636" calcext:value-type="float">
            <text:p>0,363636</text:p>
          </table:table-cell>
          <table:table-cell office:value-type="float" office:value="1" calcext:value-type="float">
            <text:p>1</text:p>
          </table:table-cell>
          <table:table-cell table:formula="of:=[.B44]*[.C44]" office:value-type="float" office:value="0.363636" calcext:value-type="float">
            <text:p>0,363636</text:p>
          </table:table-cell>
        </table:table-row>
        <table:table-row table:style-name="ro1">
          <table:table-cell office:value-type="string" calcext:value-type="string">
            <text:p>rt8279</text:p>
          </table:table-cell>
          <table:table-cell office:value-type="float" office:value="0.748485" calcext:value-type="float">
            <text:p>0,748485</text:p>
          </table:table-cell>
          <table:table-cell office:value-type="float" office:value="2" calcext:value-type="float">
            <text:p>2</text:p>
          </table:table-cell>
          <table:table-cell table:formula="of:=[.B45]*[.C45]" office:value-type="float" office:value="1.49697" calcext:value-type="float">
            <text:p>1,49697</text:p>
          </table:table-cell>
        </table:table-row>
        <table:table-row table:style-name="ro1">
          <table:table-cell office:value-type="string" calcext:value-type="string">
            <text:p>lm358</text:p>
          </table:table-cell>
          <table:table-cell office:value-type="float" office:value="0.036726" calcext:value-type="float">
            <text:p>0,036726</text:p>
          </table:table-cell>
          <table:table-cell office:value-type="float" office:value="1" calcext:value-type="float">
            <text:p>1</text:p>
          </table:table-cell>
          <table:table-cell table:formula="of:=[.B46]*[.C46]" office:value-type="float" office:value="0.036726" calcext:value-type="float">
            <text:p>0,036726</text:p>
          </table:table-cell>
        </table:table-row>
        <table:table-row table:style-name="ro1">
          <table:table-cell office:value-type="string" calcext:value-type="string">
            <text:p>hx3242</text:p>
          </table:table-cell>
          <table:table-cell office:value-type="float" office:value="0.213636" calcext:value-type="float">
            <text:p>0,213636</text:p>
          </table:table-cell>
          <table:table-cell office:value-type="float" office:value="1" calcext:value-type="float">
            <text:p>1</text:p>
          </table:table-cell>
          <table:table-cell table:formula="of:=[.B47]*[.C47]" office:value-type="float" office:value="0.213636" calcext:value-type="float">
            <text:p>0,213636</text:p>
          </table:table-cell>
        </table:table-row>
        <table:table-row table:style-name="ro1">
          <table:table-cell office:value-type="string" calcext:value-type="string">
            <text:p>stm32f103vet6</text:p>
          </table:table-cell>
          <table:table-cell office:value-type="float" office:value="3.85" calcext:value-type="float">
            <text:p>3,85</text:p>
          </table:table-cell>
          <table:table-cell office:value-type="float" office:value="1" calcext:value-type="float">
            <text:p>1</text:p>
          </table:table-cell>
          <table:table-cell table:formula="of:=[.B48]*[.C48]" office:value-type="float" office:value="3.85" calcext:value-type="float">
            <text:p>3,85</text:p>
          </table:table-cell>
        </table:table-row>
        <table:table-row table:style-name="ro1">
          <table:table-cell office:value-type="string" calcext:value-type="string">
            <text:p>tlc2274aidr</text:p>
          </table:table-cell>
          <table:table-cell office:value-type="float" office:value="1.033333" calcext:value-type="float">
            <text:p>1,033333</text:p>
          </table:table-cell>
          <table:table-cell office:value-type="float" office:value="7" calcext:value-type="float">
            <text:p>7</text:p>
          </table:table-cell>
          <table:table-cell table:formula="of:=[.B49]*[.C49]" office:value-type="float" office:value="7.233331" calcext:value-type="float">
            <text:p>7,233331</text:p>
          </table:table-cell>
        </table:table-row>
        <table:table-row table:style-name="ro1">
          <table:table-cell office:value-type="string" calcext:value-type="string">
            <text:p>txb0104pw</text:p>
          </table:table-cell>
          <table:table-cell office:value-type="float" office:value="0.492424" calcext:value-type="float">
            <text:p>0,492424</text:p>
          </table:table-cell>
          <table:table-cell office:value-type="float" office:value="1" calcext:value-type="float">
            <text:p>1</text:p>
          </table:table-cell>
          <table:table-cell table:formula="of:=[.B50]*[.C50]" office:value-type="float" office:value="0.492424" calcext:value-type="float">
            <text:p>0,492424</text:p>
          </table:table-cell>
        </table:table-row>
        <table:table-row table:style-name="ro1">
          <table:table-cell office:value-type="string" calcext:value-type="string">
            <text:p>cristal</text:p>
          </table:table-cell>
          <table:table-cell office:value-type="float" office:value="0.225758" calcext:value-type="float">
            <text:p>0,225758</text:p>
          </table:table-cell>
          <table:table-cell office:value-type="float" office:value="1" calcext:value-type="float">
            <text:p>1</text:p>
          </table:table-cell>
          <table:table-cell table:formula="of:=[.B51]*[.C51]" office:value-type="float" office:value="0.225758" calcext:value-type="float">
            <text:p>0,22575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51])" office:value-type="float" office:value="23.03382" calcext:value-type="float">
            <text:p>23,03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3T10:06:00.940051273</meta:creation-date>
    <dc:date>2019-12-13T11:02:37.862916883</dc:date>
    <meta:editing-duration>PT4M46S</meta:editing-duration>
    <meta:editing-cycles>1</meta:editing-cycles>
    <meta:document-statistic meta:table-count="1" meta:cell-count="206" meta:object-count="0"/>
    <meta:generator>LibreOffice/6.3.3.2$Linux_X86_64 LibreOffice_project/30$Build-2</meta:generator>
  </office:meta>
</office:document-meta>
</file>